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2cm"/>
    </style:style>
    <style:style style:name="co4" style:family="table-column">
      <style:table-column-properties fo:break-before="auto" style:column-width="3.552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2.681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74pt solid #000000" fo:border-right="none" fo:border-top="none"/>
    </style:style>
    <style:style style:name="ce36" style:family="table-cell" style:parent-style-name="Default">
      <style:table-cell-properties fo:border-bottom="0.74pt solid #000000" fo:border-left="0.74pt solid #000000" fo:border-right="none" fo:border-top="none"/>
    </style:style>
    <style:style style:name="ce37" style:family="table-cell" style:parent-style-name="Default">
      <style:table-cell-properties fo:border-bottom="none" fo:border-left="none" fo:border-right="none" fo:border-top="0.74pt solid #000000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74pt solid #000000" fo:border-top="0.74pt solid #000000"/>
    </style:style>
    <style:style style:name="ce4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74pt solid #000000" fo:border-top="none"/>
    </style:style>
    <style:style style:name="ce42" style:family="table-cell" style:parent-style-name="Default">
      <style:table-cell-properties fo:border-bottom="0.74pt solid #000000" fo:border-left="none" fo:border-right="0.74pt solid #000000" fo:border-top="none"/>
    </style:style>
    <style:style style:name="ce4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order-left="0.74pt solid #000000" fo:border-right="none" fo:border-top="0.74pt solid #000000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ext-properties style:font-weight-asian="bold" style:font-weight-complex="bold"/>
    </style:style>
    <style:style style:name="ce8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1"/>
    <style:style style:name="ce88" style:family="table-cell" style:parent-style-name="Default" style:data-style-name="N0"/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  <style:style style:name="T3" style:family="text">
      <style:text-properties style:font-name="Liberation Serif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Arabic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dimension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mm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margin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32" office:value-type="string" calcext:value-type="string">
            <text:p>BAT … BOARD … B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2*[.B3]-3*[.B4]" office:value-type="float" office:value="13" calcext:value-type="float">
            <text:p>1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32" table:formula="of:=COM.MICROSOFT.CONCAT([.B2];&quot;x&quot;;[.D3];&quot;x&quot;;[.B8])" office:value-type="string" office:string-value="55x65x22" calcext:value-type="string">
            <text:p>55x65x22</text:p>
          </table:table-cell>
          <table:table-cell table:style-name="ce32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2" office:value-type="string" calcext:value-type="string">
            <text:p>BAT+BAT [vertical] + board horizo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[.B3]-2*[.B4]" office:value-type="float" office:value="33" calcext:value-type="float">
            <text:p>3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32" table:formula="of:=COM.MICROSOFT.CONCAT([.B2];&quot;x&quot;;[.D3];&quot;x&quot;;[.B13])" office:value-type="string" office:string-value="55x65x42" calcext:value-type="string">
            <text:p>55x65x42</text:p>
          </table:table-cell>
          <table:table-cell table:style-name="ce32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2*[.B3] + 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3" office:value-type="string" calcext:value-type="string">
            <text:p>BAT+BAT [horizontral] + board on upside</text:p>
          </table:table-cell>
          <table:table-cell table:style-name="ce37" table:number-columns-repeated="5"/>
          <table:table-cell table:style-name="ce39"/>
        </table:table-row>
        <table:table-row table:style-name="ro1">
          <table:table-cell table:style-name="ce34" office:value-type="string" calcext:value-type="string">
            <text:p>board w</text:p>
          </table:table-cell>
          <table:table-cell table:formula="of:=2*[.B3]+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32" table:formula="of:=COM.MICROSOFT.CONCAT([.B17];&quot;x&quot;;[.D3] + [.B19];&quot;x&quot;;[.B18])" office:value-type="string" office:string-value="42x145x22" calcext:value-type="string">
            <text:p>42x145x22</text:p>
          </table:table-cell>
          <table:table-cell table:style-name="ce40" office:value-type="string" calcext:value-type="string">
            <text:p>mm</text:p>
          </table:table-cell>
        </table:table-row>
        <table:table-row table:style-name="ro1">
          <table:table-cell table:style-name="ce34"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41"/>
        </table:table-row>
        <table:table-row table:style-name="ro1">
          <table:table-cell table:style-name="ce36" office:value-type="string" calcext:value-type="string">
            <text:p>board L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string" calcext:value-type="string">
            <text:p>mm</text:p>
          </table:table-cell>
          <table:table-cell table:style-name="ce38" table:number-columns-repeated="3"/>
          <table:table-cell table:style-name="ce42"/>
        </table:table-row>
      </table:table>
      <table:table table:name="outdoor-module-pow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total, 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U, sleep</text:p>
          </table:table-cell>
          <table:table-cell office:value-type="float" office:value="0.26" calcext:value-type="float">
            <text:p>0,26</text:p>
          </table:table-cell>
          <table:table-cell table:formula="of:=3600-[.C3]" office:value-type="float" office:value="3555" calcext:value-type="float">
            <text:p>3555</text:p>
          </table:table-cell>
          <table:table-cell table:formula="of:=ROUND([.B2]*[.C2]/3600;4)" office:value-type="float" office:value="0.2568" calcext:value-type="float">
            <text:p>0,2568</text:p>
          </table:table-cell>
          <table:table-cell table:number-columns-repeated="2"/>
          <table:table-cell table:style-name="ce33" office:value-type="string" calcext:value-type="string">
            <text:p>Get data duration</text:p>
          </table:table-cell>
          <table:table-cell table:style-name="ce37"/>
          <table:table-cell table:style-name="ce47" office:value-type="float" office:value="1" calcext:value-type="float">
            <text:p>1</text:p>
          </table:table-cell>
          <table:table-cell table:style-name="ce49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MCU, active</text:p>
          </table:table-cell>
          <table:table-cell office:value-type="float" office:value="10" calcext:value-type="float">
            <text:p>10</text:p>
          </table:table-cell>
          <table:table-cell table:formula="of:=([.I2]+[.I3])*[.I4]" office:value-type="float" office:value="45" calcext:value-type="float">
            <text:p>45</text:p>
          </table:table-cell>
          <table:table-cell table:formula="of:=ROUND([.B3]*[.C3]/3600;4)" office:value-type="float" office:value="0.125" calcext:value-type="float">
            <text:p>0,125</text:p>
          </table:table-cell>
          <table:table-cell table:number-columns-repeated="2"/>
          <table:table-cell table:style-name="ce45" office:value-type="string" calcext:value-type="string">
            <text:p>Send data duration</text:p>
          </table:table-cell>
          <table:table-cell/>
          <table:table-cell table:style-name="ce32" office:value-type="float" office:value="0.5" calcext:value-type="float">
            <text:p>0,5</text:p>
          </table:table-cell>
          <table:table-cell table:style-name="ce40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BME280</text:p>
          </table:table-cell>
          <table:table-cell office:value-type="float" office:value="0.01" calcext:value-type="float">
            <text:p>0,01</text:p>
          </table:table-cell>
          <table:table-cell office:value-type="float" office:value="3600" calcext:value-type="float">
            <text:p>3600</text:p>
          </table:table-cell>
          <table:table-cell table:formula="of:=ROUND([.B4]*[.C4]/3600;4)" office:value-type="float" office:value="0.01" calcext:value-type="float">
            <text:p>0,01</text:p>
          </table:table-cell>
          <table:table-cell table:number-columns-repeated="2"/>
          <table:table-cell table:style-name="ce46" office:value-type="string" calcext:value-type="string">
            <text:p>Sessions per hour</text:p>
          </table:table-cell>
          <table:table-cell table:style-name="ce38"/>
          <table:table-cell table:style-name="ce48" office:value-type="float" office:value="30" calcext:value-type="float">
            <text:p>30</text:p>
          </table:table-cell>
          <table:table-cell table:style-name="ce50"/>
        </table:table-row>
        <table:table-row table:style-name="ro1">
          <table:table-cell office:value-type="string" calcext:value-type="string">
            <text:p>I2C conv</text:p>
          </table:table-cell>
          <table:table-cell office:value-type="float" office:value="0.005" calcext:value-type="float">
            <text:p>0,005</text:p>
          </table:table-cell>
          <table:table-cell office:value-type="float" office:value="3600" calcext:value-type="float">
            <text:p>3600</text:p>
          </table:table-cell>
          <table:table-cell table:formula="of:=ROUND([.B5]*[.C5]/3600;4)" office:value-type="float" office:value="0.005" calcext:value-type="float">
            <text:p>0,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DC</text:p>
          </table:table-cell>
          <table:table-cell table:formula="of:=0.002*3" office:value-type="float" office:value="0.006" calcext:value-type="float">
            <text:p>0,006</text:p>
          </table:table-cell>
          <table:table-cell office:value-type="float" office:value="3600" calcext:value-type="float">
            <text:p>3600</text:p>
          </table:table-cell>
          <table:table-cell table:formula="of:=ROUND([.B6]*[.C6]/3600;4)" office:value-type="float" office:value="0.006" calcext:value-type="float">
            <text:p>0,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float" office:value="0.16" calcext:value-type="float">
            <text:p>0,16</text:p>
          </table:table-cell>
          <table:table-cell office:value-type="float" office:value="3600" calcext:value-type="float">
            <text:p>3600</text:p>
          </table:table-cell>
          <table:table-cell table:formula="of:=ROUND([.B7]*[.C7]/3600;4)" office:value-type="float" office:value="0.16" calcext:value-type="float">
            <text:p>0,16</text:p>
          </table:table-cell>
          <table:table-cell/>
          <table:table-cell office:value-type="string" calcext:value-type="string">
            <text:p>INA233</text:p>
          </table:table-cell>
          <table:table-cell office:value-type="string" calcext:value-type="string">
            <text:p>Active tim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Ampl</text:p>
          </table:table-cell>
          <table:table-cell office:value-type="float" office:value="0.045" calcext:value-type="float">
            <text:p>0,045</text:p>
          </table:table-cell>
          <table:table-cell office:value-type="float" office:value="3600" calcext:value-type="float">
            <text:p>3600</text:p>
          </table:table-cell>
          <table:table-cell table:formula="of:=ROUND([.B8]*[.C8]/3600;4)" office:value-type="float" office:value="0.045" calcext:value-type="float">
            <text:p>0,045</text:p>
          </table:table-cell>
          <table:table-cell table:number-columns-repeated="2"/>
          <table:table-cell office:value-type="string" calcext:value-type="string">
            <text:p>Active</text:p>
          </table:table-cell>
          <table:table-cell table:formula="of:=1/1000" office:value-type="float" office:value="0.001" calcext:value-type="float">
            <text:p>0,0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Noise alarm</text:p>
          </table:table-cell>
          <table:table-cell table:formula="of:=[.B8] + 3.3/1000000 * 1000" office:value-type="float" office:value="0.0483" calcext:value-type="float">
            <text:p>0,0483</text:p>
          </table:table-cell>
          <table:table-cell office:value-type="float" office:value="3600" calcext:value-type="float">
            <text:p>3600</text:p>
          </table:table-cell>
          <table:table-cell table:formula="of:=ROUND([.B9]*[.C9]/3600;4)" office:value-type="float" office:value="0.0483" calcext:value-type="float">
            <text:p>0,0483</text:p>
          </table:table-cell>
          <table:table-cell table:number-columns-repeated="2"/>
          <table:table-cell office:value-type="string" calcext:value-type="string">
            <text:p>ShutDown</text:p>
          </table:table-cell>
          <table:table-cell table:formula="of:=15/1000000" office:value-type="float" office:value="0.000015" calcext:value-type="float">
            <text:p>0,00001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4" calcext:value-type="float">
            <text:p>4</text:p>
          </table:table-cell>
          <table:table-cell table:formula="of:=[.I3]*[.I4]" office:value-type="float" office:value="15" calcext:value-type="float">
            <text:p>15</text:p>
          </table:table-cell>
          <table:table-cell table:formula="of:=ROUND([.B10]*[.C10]/3600;4)" office:value-type="float" office:value="0.0167" calcext:value-type="float">
            <text:p>0,0167</text:p>
          </table:table-cell>
          <table:table-cell table:number-columns-repeated="2"/>
          <table:table-cell office:value-type="string" calcext:value-type="string">
            <text:p>Total/hour</text:p>
          </table:table-cell>
          <table:table-cell table:formula="of:=ROUND(([.H7]*[.I4]*[.H8]/3600+(3600-[.H7]*[.I4])*[.H9]/3600)*1000;3)" office:value-type="float" office:value="0.016" calcext:value-type="float">
            <text:p>0,016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0.04" calcext:value-type="float">
            <text:p>0,04</text:p>
          </table:table-cell>
          <table:table-cell office:value-type="float" office:value="3600" calcext:value-type="float">
            <text:p>3600</text:p>
          </table:table-cell>
          <table:table-cell table:formula="of:=ROUND([.B11]*[.C11]/3600;4)"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A233</text:p>
          </table:table-cell>
          <table:table-cell table:formula="of:=[.H10]" office:value-type="float" office:value="0.016" calcext:value-type="float">
            <text:p>0,016</text:p>
          </table:table-cell>
          <table:table-cell office:value-type="float" office:value="3600" calcext:value-type="float">
            <text:p>3600</text:p>
          </table:table-cell>
          <table:table-cell table:formula="of:=ROUND([.B12]*[.C12]/3600;4)" office:value-type="float" office:value="0.016" calcext:value-type="float">
            <text:p>0,016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32" office:value-type="string" calcext:value-type="string">
            <text:p>Total, mA</text:p>
          </table:table-cell>
          <table:table-cell table:style-name="ce32" table:formula="of:=SUM([.D2:.D14])" office:value-type="float" office:value="0.7288" calcext:value-type="float">
            <text:p>0,7288</text:p>
          </table:table-cell>
          <table:table-cell/>
          <table:table-cell table:style-name="ce32" office:value-type="string" calcext:value-type="string">
            <text:p>intime</text:p>
          </table:table-cell>
          <table:table-cell table:style-name="ce32" table:formula="of:=SUM([.B2:.B12])" office:value-type="float" office:value="14.5903" calcext:value-type="float">
            <text:p>14,5903</text:p>
          </table:table-cell>
          <table:table-cell table:style-name="ce32" office:value-type="string" calcext:value-type="string">
            <text:p>mA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2" office:value-type="string" calcext:value-type="string">
            <text:p>Bat, mA*H</text:p>
          </table:table-cell>
          <table:table-cell table:style-name="ce32" office:value-type="float" office:value="1800" calcext:value-type="float">
            <text:p>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18]/[.D15])" office:value-type="float" office:value="2470" calcext:value-type="float">
            <text:p>2470</text:p>
          </table:table-cell>
          <table:table-cell/>
          <table:table-cell table:style-name="ce43" table:formula="of:=ROUND([.B19]/24)" office:value-type="float" office:value="103" calcext:value-type="float">
            <text:p>103</text:p>
          </table:table-cell>
          <table:table-cell table:style-name="ce44" office:value-type="string" calcext:value-type="string">
            <text:p>days</text:p>
          </table:table-cell>
          <table:table-cell table:number-columns-repeated="5"/>
        </table:table-row>
      </table:table>
      <table:table table:name="handle-module-power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avg current, 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</text:p>
          </table:table-cell>
          <table:table-cell table:formula="of:=5/1000 * 1000 + 5/10000 * 1000"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table:formula="of:=ROUND([.B2]*[.C2]/(60*60);8)" office:value-type="float" office:value="0.01527778" calcext:value-type="float">
            <text:p>0,015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ROUND([.B3]*[.C3]/(60*60);8)" office:value-type="float" office:value="0.02777778" calcext:value-type="float">
            <text:p>0,0277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1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4]*[.C4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2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5]*[.C5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O BAT→5V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ROUND([.B6]*[.C6]/(60*60);8)" office:value-type="float" office:value="0.01388889" calcext:value-type="float">
            <text:p>0,013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ROUND([.B7]*[.C7]/(60*60);8)" office:value-type="float" office:value="0.04722222" calcext:value-type="float">
            <text:p>0,047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</text:p>
          </table:table-cell>
          <table:table-cell table:formula="of:=2.8+1.5" office:value-type="float" office:value="4.3" calcext:value-type="float">
            <text:p>4,3</text:p>
          </table:table-cell>
          <table:table-cell table:formula="of:=10-[.C7]" office:value-type="float" office:value="5" calcext:value-type="float">
            <text:p>5</text:p>
          </table:table-cell>
          <table:table-cell table:formula="of:=ROUND([.B8]*[.C8]/(60*60);8)" office:value-type="float" office:value="0.00597222" calcext:value-type="float">
            <text:p>0,00597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DLE</text:p>
          </table:table-cell>
          <table:table-cell office:value-type="float" office:value="0.005" calcext:value-type="float">
            <text:p>0,005</text:p>
          </table:table-cell>
          <table:table-cell table:formula="of:=60*60-[.C10]" office:value-type="float" office:value="3590" calcext:value-type="float">
            <text:p>3590</text:p>
          </table:table-cell>
          <table:table-cell table:formula="of:=ROUND([.B9]*[.C9]/(60*60);8)" office:value-type="float" office:value="0.00498611" calcext:value-type="float">
            <text:p>0,00498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ON</text:p>
          </table:table-cell>
          <table:table-cell office:value-type="float" office:value="0.04" calcext:value-type="float">
            <text:p>0,04</text:p>
          </table:table-cell>
          <table:table-cell office:value-type="float" office:value="10" calcext:value-type="float">
            <text:p>10</text:p>
          </table:table-cell>
          <table:table-cell table:formula="of:=ROUND([.B10]*[.C10]/(60*60);8)" office:value-type="float" office:value="0.00011111" calcext:value-type="float">
            <text:p>0,00011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IDLE</text:p>
          </table:table-cell>
          <table:table-cell table:formula="of:=3.2*2/2000000" office:value-type="float" office:value="0.0000032" calcext:value-type="float">
            <text:p>0,0000032</text:p>
          </table:table-cell>
          <table:table-cell table:formula="of:=[.C9]" office:value-type="float" office:value="3590" calcext:value-type="float">
            <text:p>3590</text:p>
          </table:table-cell>
          <table:table-cell table:formula="of:=ROUND([.B11]*[.C11]/(60*60);8)" office:value-type="float" office:value="0.00000319" calcext:value-type="float">
            <text:p>0,00000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ON</text:p>
          </table:table-cell>
          <table:table-cell table:formula="of:=3.2*2/1000000" office:value-type="float" office:value="0.0000064" calcext:value-type="float">
            <text:p>0,0000064</text:p>
          </table:table-cell>
          <table:table-cell table:formula="of:=[.C10]" office:value-type="float" office:value="10" calcext:value-type="float">
            <text:p>10</text:p>
          </table:table-cell>
          <table:table-cell table:formula="of:=ROUND([.B12]*[.C12]/(60*60);8)" office:value-type="float" office:value="0.00000002" calcext:value-type="float">
            <text:p>0,0000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ck</text:p>
          </table:table-cell>
          <table:table-cell table:formula="of:=5/1000" office:value-type="float" office:value="0.005" calcext:value-type="float">
            <text:p>0,005</text:p>
          </table:table-cell>
          <table:table-cell office:value-type="float" office:value="3600" calcext:value-type="float">
            <text:p>3600</text:p>
          </table:table-cell>
          <table:table-cell table:formula="of:=ROUND([.B13]*[.C13]/(60*60);8)" office:value-type="float" office:value="0.005" calcext:value-type="float">
            <text:p>0,00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2" office:value-type="string" calcext:value-type="string">
            <text:p>Total</text:p>
          </table:table-cell>
          <table:table-cell table:style-name="ce32" table:formula="of:=ROUND(SUM([.D2:.D14]);4)" office:value-type="float" office:value="0.1208" calcext:value-type="float">
            <text:p>0,1208</text:p>
          </table:table-cell>
          <table:table-cell/>
          <table:table-cell table:style-name="ce32" office:value-type="string" calcext:value-type="string">
            <text:p>intime</text:p>
          </table:table-cell>
          <table:table-cell table:style-name="ce32" table:formula="of:=SUM([.B2:.B12])" office:value-type="float" office:value="59.8450096" calcext:value-type="float">
            <text:p>59,8450096</text:p>
          </table:table-cell>
          <table:table-cell table:style-name="ce32" office:value-type="string" calcext:value-type="string">
            <text:p>m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s per day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, mA</text:p>
          </table:table-cell>
          <table:table-cell table:formula="of:=[.D15]*[.B17]" office:value-type="float" office:value="0.604" calcext:value-type="float">
            <text:p>0,604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>
            <text:p>Bat, mA*H</text:p>
          </table:table-cell>
          <table:table-cell table:style-name="ce32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20]/[.B19])" office:value-type="float" office:value="2980" calcext:value-type="float">
            <text:p>2980</text:p>
          </table:table-cell>
          <table:table-cell/>
          <table:table-cell table:style-name="ce43" table:formula="of:=ROUND([.B21]/24)" office:value-type="float" office:value="124" calcext:value-type="float">
            <text:p>124</text:p>
          </table:table-cell>
          <table:table-cell table:style-name="ce44" office:value-type="string" calcext:value-type="string">
            <text:p>days</text:p>
          </table:table-cell>
          <table:table-cell table:number-columns-repeated="3"/>
        </table:table-row>
      </table:table>
      <table:table table:name="handle-module-dcdc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s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<text:span text:style-name="T1">m</text:span><text:span text:style-name="T2">Ω</text:span></text:p>
          </table:table-cell>
          <table:table-cell table:formula="of:=[.B4]/1000" office:value-type="float" office:value="0.016" calcext:value-type="float">
            <text:p>0,016</text:p>
          </table:table-cell>
          <table:table-cell table:style-name="ce55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t</text:p>
          </table:table-cell>
          <table:table-cell table:formula="of:=[.D4]*[.F5]" office:value-type="float" office:value="0.0096" calcext:value-type="float">
            <text:p>0,009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32" office:value-type="float" office:value="0.6" calcext:value-type="float">
            <text:p>0,6</text:p>
          </table:table-cell>
          <table:table-cell table:style-name="ce3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ut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ut_max</text:p>
          </table:table-cell>
          <table:table-cell table:formula="of:=['handle-module-power'.B8]/1000*7" office:value-type="float" office:value="0.0301" calcext:value-type="float">
            <text:p>0,030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n_max</text:p>
          </table:table-cell>
          <table:table-cell table:formula="of:=[.B9]*[.B10]/[.B6]" office:value-type="float" office:value="0.04703125" calcext:value-type="float">
            <text:p>0,0470312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9] + [.B3] - [.B6]) / ([.B6] - [.B5])" office:value-type="float" office:value="0.783600802407222" calcext:value-type="float">
            <text:p>0,783600802407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2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4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on</text:p>
          </table:table-cell>
          <table:table-cell table:formula="of:=[.B14] / (1 + 1/[.B13])" office:value-type="float" office:value="0.00000549170532827218" calcext:value-type="float">
            <text:p>5,49170532827218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6]*1000000" office:value-type="float" office:value="5.49170532827218" calcext:value-type="float">
            <text:p>5,49170532827218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Ct</text:p>
          </table:table-cell>
          <table:table-cell table:formula="of:=4.5/100000 * [.B16]" office:value-type="float" office:value="0.00000000024712673977" calcext:value-type="float">
            <text:p>2,47126739772248E-10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32" table:formula="of:=ROUND([.B18]*1000000000;2)" office:value-type="float" office:value="0.25" calcext:value-type="float">
            <text:p>0,25</text:p>
          </table:table-cell>
          <table:table-cell table:style-name="ce32" office:value-type="string" calcext:value-type="string">
            <text:p>nF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 pk(switch)</text:p>
          </table:table-cell>
          <table:table-cell table:style-name="ce32" table:formula="of:=ROUND(2*[.B10]*([.B13]+1);1)" office:value-type="float" office:value="0.1" calcext:value-type="float">
            <text:p>0,1</text:p>
          </table:table-cell>
          <table:table-cell table:style-name="ce32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sc</text:p>
          </table:table-cell>
          <table:table-cell table:formula="of:=0.3/[.B20]" office:value-type="float" office:value="3" calcext:value-type="float">
            <text:p>3</text:p>
          </table:table-cell>
          <table:table-cell table:style-name="ce55" office:value-type="string" calcext:value-type="string">
            <text:p>Ω</text:p>
          </table:table-cell>
          <table:table-cell table:style-name="ce32" office:value-type="string" calcext:value-type="string">
            <text:p>→ 0 Ω, I will not use it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 out</text:p>
          </table:table-cell>
          <table:table-cell table:formula="of:=[.B10]*[.B16]/[.B7]" office:value-type="float" office:value="0.000165300330380993" calcext:value-type="float">
            <text:p>0,000165300330380993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32" table:formula="of:=ROUND([.B22] * 1000000)" office:value-type="float" office:value="165" calcext:value-type="float">
            <text:p>165</text:p>
          </table:table-cell>
          <table:table-cell table:style-name="ce32" office:value-type="string" calcext:value-type="string">
            <text:p>uF</text:p>
          </table:table-cell>
          <table:table-cell table:style-name="ce32" office:value-type="string" calcext:value-type="string">
            <text:p>-&gt; 1000 uF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L min</text:p>
          </table:table-cell>
          <table:table-cell table:formula="of:=([.B6]-[.B5]) * [.B16] / [.B20]" office:value-type="float" office:value="0.000175207366793196" calcext:value-type="float">
            <text:p>0,000175207366793196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/>
          <table:table-cell table:style-name="ce32" table:formula="of:=ROUND([.B24]*1000000;1)" office:value-type="float" office:value="175.2" calcext:value-type="float">
            <text:p>175,2</text:p>
          </table:table-cell>
          <table:table-cell table:style-name="ce32" office:value-type="string" calcext:value-type="string">
            <text:p>uH</text:p>
          </table:table-cell>
          <table:table-cell table:style-name="ce32" office:value-type="string" calcext:value-type="string">
            <text:p>-&gt; 27..33 uH</text:p>
          </table:table-cell>
          <table:table-cell table:number-columns-repeated="3"/>
        </table:table-row>
      </table:table>
      <table:table table:name="main-module-power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Line, 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3V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Power</text:p>
          </table:table-cell>
          <table:table-cell table:style-name="ce32" table:formula="of:=(5-3.3)*[.C17]/1000" office:value-type="float" office:value="0.867" calcext:value-type="float">
            <text:p>0,867</text:p>
          </table:table-cell>
          <table:table-cell table:style-name="ce3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500" calcext:value-type="float">
            <text:p>500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C2209, IO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Monitor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443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44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315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31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2000" calcext:value-type="float">
            <text:p>200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or</text:p>
          </table:table-cell>
          <table:table-cell table:formula="of:=2*1*1000" office:value-type="float" office:value="2000" calcext:value-type="float">
            <text:p>200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5V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/>
          <table:table-cell office:value-type="string" calcext:value-type="string">
            <text:p>Power</text:p>
          </table:table-cell>
          <table:table-cell table:formula="of:=(7.5-5)*[.C18]/1000" office:value-type="float" office:value="1.5725" calcext:value-type="float">
            <text:p>1,5725</text:p>
          </table:table-cell>
          <table:table-cell/>
        </table:table-row>
        <table:table-row table:style-name="ro1">
          <table:table-cell table:number-columns-repeated="4"/>
          <table:table-cell table:style-name="ce32"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6" office:value-type="string" calcext:value-type="string">
            <text:p>Total on 5V</text:p>
          </table:table-cell>
          <table:table-cell table:style-name="ce47" table:formula="of:=IF([.C2] = 5; [.B2]; 0) + IF([.C3] = 5; [.B3]; 0) + IF([.C4] = 5; [.B4]; 0) + IF([.C5] = 5; [.B5]; 0) + IF([.C6] = 5; [.B6]; 0) + IF([.C7] = 5; [.B7]; 0) + IF([.C8] = 5; [.B8]; 0) + IF([.C9] = 5; [.B9]; 0)" office:value-type="float" office:value="119" calcext:value-type="float">
            <text:p>119</text:p>
          </table:table-cell>
          <table:table-cell table:style-name="ce49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style-name="ce34" office:value-type="string" calcext:value-type="string">
            <text:p>Total on 3.3V</text:p>
          </table:table-cell>
          <table:table-cell table:style-name="ce32" table:formula="of:=[.C18]-[.C16]" office:value-type="float" office:value="510" calcext:value-type="float">
            <text:p>510</text:p>
          </table:table-cell>
          <table:table-cell table:style-name="ce40" office:value-type="string" calcext:value-type="string">
            <text:p>mA</text:p>
          </table:table-cell>
          <table:table-cell table:style-name="ce32" office:value-type="string" calcext:value-type="string">
            <text:p>→ use in calc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A</text:p>
          </table:table-cell>
        </table:table-row>
        <table:table-row table:style-name="ro1">
          <table:table-cell/>
          <table:table-cell table:style-name="ce34" office:value-type="string" calcext:value-type="string">
            <text:p>Total on 5+3,3V</text:p>
          </table:table-cell>
          <table:table-cell table:style-name="ce32" table:formula="of:=SUM([.B2:.B9])" office:value-type="float" office:value="629" calcext:value-type="float">
            <text:p>629</text:p>
          </table:table-cell>
          <table:table-cell table:style-name="ce40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Total from DC</text:p>
          </table:table-cell>
          <table:table-cell table:style-name="ce48" table:formula="of:=[.B13]+[.B11]+[.C18]+[.B12]" office:value-type="float" office:value="4639" calcext:value-type="float">
            <text:p>4639</text:p>
          </table:table-cell>
          <table:table-cell table:style-name="ce50" office:value-type="string" calcext:value-type="string">
            <text:p>mA</text:p>
          </table:table-cell>
          <table:table-cell table:number-columns-repeated="3"/>
        </table:table-row>
      </table:table>
      <table:table table:name="handle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B31]*(1-[.B31]))" office:value-type="float" office:value="0.432" calcext:value-type="float">
            <text:p>0,432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D31]*(1-[.D31]))" office:value-type="float" office:value="0.538822596408131" calcext:value-type="float">
            <text:p>0,538822596408131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1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acdet</text:p>
          </table:table-cell>
          <table:table-cell table:style-name="ce37" office:value-type="float" office:value="2.4" calcext:value-type="float">
            <text:p>2,4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MAX: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2"/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55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45000" calcext:value-type="float">
            <text:p>450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4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32" table:formula="of:=ROUND([.B5] * ([.E7]+[.B6])/[.E7];2)" office:value-type="float" office:value="7.73" calcext:value-type="float">
            <text:p>7,73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style-name="ce38" table:number-columns-repeated="5"/>
          <table:table-cell table:style-name="ce38" office:value-type="string" calcext:value-type="string">
            <text:p>max IN</text:p>
          </table:table-cell>
          <table:table-cell table:style-name="ce48" table:formula="of:=ROUND([.E5] * ([.E7]+[.B6])/[.E7];2)" office:value-type="float" office:value="22.56" calcext:value-type="float">
            <text:p>22,56</text:p>
          </table:table-cell>
          <table:table-cell table:style-name="ce38" office:value-type="string" calcext:value-type="string">
            <text:p>V</text:p>
          </table:table-cell>
          <table:table-cell table:style-name="ce4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71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ilim min</text:p>
          </table:table-cell>
          <table:table-cell table:style-name="ce37" office:value-type="float" office:value="0.12" calcext:value-type="float">
            <text:p>0,12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5"/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5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32" table:formula="of:=[$'handle-module-power'.B20]/1000*[.B15]" office:value-type="float" office:value="0.9" calcext:value-type="float">
            <text:p>0,9</text:p>
          </table:table-cell>
          <table:table-cell table:style-name="ce32" office:value-type="string" calcext:value-type="string">
            <text:p>A</text:p>
          </table:table-cell>
          <table:table-cell table:number-columns-repeated="2"/>
          <table:table-cell table:style-name="ce41"/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32" table:formula="of:=[.B17]*20*[.B14]" office:value-type="float" office:value="0.18" calcext:value-type="float">
            <text:p>0,18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handle-module-power'.G15]/1000*[.E18];2)"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32" table:formula="of:=[.B18]*5*[.B14]" office:value-type="float" office:value="0.015" calcext:value-type="float">
            <text:p>0,015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number-columns-repeated="3"/>
          <table:table-cell table:style-name="ce32" office:value-type="string" calcext:value-type="string">
            <text:p>K</text:p>
          </table:table-cell>
          <table:table-cell table:style-name="ce32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43" table:formula="of:=MAX([.G17];[.G18];[.B13])*[.E19]" office:value-type="float" office:value="0.216" calcext:value-type="float">
            <text:p>0,216</text:p>
          </table:table-cell>
          <table:table-cell table:style-name="ce44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3.3-[.G19])" office:value-type="float" office:value="7003.89105058366" calcext:value-type="float">
            <text:p>7003,89105058366</text:p>
          </table:table-cell>
          <table:table-cell table:style-name="ce55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7000" calcext:value-type="float">
            <text:p>70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ROUND(3.3*[.E21]/([.B20]+[.E21]);3)" office:value-type="float" office:value="0.216" calcext:value-type="float">
            <text:p>0,216</text:p>
          </table:table-cell>
          <table:table-cell table:style-name="ce78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32" table:formula="of:=[.H21]/(20*[.B14])" office:value-type="float" office:value="1.08" calcext:value-type="float">
            <text:p>1,08</text:p>
          </table:table-cell>
          <table:table-cell table:style-name="ce32" office:value-type="string" calcext:value-type="string">
            <text:p>A</text:p>
          </table:table-cell>
          <table:table-cell table:style-name="ce32" table:formula="of:=COM.MICROSOFT.CONCAT([.B24]/['handle-module-power'.B20]*1000;&quot;C&quot;)" office:value-type="string" office:string-value="0,6C" calcext:value-type="string">
            <text:p>0,6C</text:p>
          </table:table-cell>
          <table:table-cell table:number-columns-repeated="4"/>
          <table:table-cell table:style-name="ce41"/>
          <table:table-cell table:number-columns-repeated="2"/>
        </table:table-row>
        <table:table-row table:style-name="ro1">
          <table:table-cell table:style-name="ce38" office:value-type="string" calcext:value-type="string">
            <text:p>MAX I discharge</text:p>
          </table:table-cell>
          <table:table-cell table:style-name="ce48" table:formula="of:=[.H21]/(5*[.B14])" office:value-type="float" office:value="4.32" calcext:value-type="float">
            <text:p>4,32</text:p>
          </table:table-cell>
          <table:table-cell table:style-name="ce48" office:value-type="string" calcext:value-type="string">
            <text:p>A</text:p>
          </table:table-cell>
          <table:table-cell table:style-name="ce38" table:number-columns-repeated="5"/>
          <table:table-cell table:style-name="ce42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71" office:value-type="string" calcext:value-type="string">
            <text:p>Inductor</text:p>
          </table:table-cell>
          <table:table-cell table:number-columns-repeated="5"/>
          <table:table-cell table:style-name="ce71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Vbat</text:p>
          </table:table-cell>
          <table:table-cell table:style-name="ce37" table:formula="of:=3.2*2" office:value-type="float" office:value="6.4" calcext:value-type="float">
            <text:p>6,4</text:p>
          </table:table-cell>
          <table:table-cell table:style-name="ce37" office:value-type="string" calcext:value-type="string">
            <text:p>V</text:p>
          </table:table-cell>
          <table:table-cell table:style-name="ce39"/>
          <table:table-cell/>
          <table:table-cell table:style-name="ce56" office:value-type="string" calcext:value-type="string">
            <text:p>Rdson</text:p>
          </table:table-cell>
          <table:table-cell table:style-name="ce47" office:value-type="float" office:value="0.04" calcext:value-type="float">
            <text:p>0,04</text:p>
          </table:table-cell>
          <table:table-cell table:style-name="ce76" office:value-type="string" calcext:value-type="string">
            <text:p>Ω</text:p>
          </table:table-cell>
          <table:table-cell table:style-name="ce37" office:value-type="string" calcext:value-type="string">
            <text:p>Qsw</text:p>
          </table:table-cell>
          <table:table-cell table:style-name="ce47" table:formula="of:=(1.1 + 0.8/2)/1000000000" office:value-type="float" office:value="0.0000000015" calcext:value-type="float">
            <text:p>0,0000000015</text:p>
          </table:table-cell>
          <table:table-cell table:style-name="ce4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32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40" table:formula="of:=ROUND([.B30]/[.B2];3)" office:value-type="float" office:value="0.533" calcext:value-type="float">
            <text:p>0,533</text:p>
          </table:table-cell>
          <table:table-cell/>
          <table:table-cell table:style-name="ce34" office:value-type="string" calcext:value-type="string">
            <text:p>Vregn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41"/>
          <table:table-cell/>
          <table:table-cell table:style-name="ce34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79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32" office:value-type="float" office:value="8.2" calcext:value-type="float">
            <text:p>8,2</text:p>
          </table:table-cell>
          <table:table-cell table:style-name="ce32" office:value-type="string" calcext:value-type="string">
            <text:p>uH</text:p>
          </table:table-cell>
          <table:table-cell table:style-name="ce41"/>
          <table:table-cell/>
          <table:table-cell table:style-name="ce34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4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4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41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3" office:value-type="string" calcext:value-type="string">
            <text:p>Ptop</text:p>
          </table:table-cell>
          <table:table-cell table:style-name="ce47" table:formula="of:=ROUND([.B31]*[.B24]*[.B24]*[.G30]+1/2*[.B1]*[.B24]*([.G34]+[.J34])*[.B32];3)" office:value-type="float" office:value="0.049" calcext:value-type="float">
            <text:p>0,049</text:p>
          </table:table-cell>
          <table:table-cell table:style-name="ce49" office:value-type="string" calcext:value-type="string">
            <text:p>W</text:p>
          </table:table-cell>
          <table:table-cell table:number-columns-repeated="2"/>
          <table:table-cell table:style-name="ce41"/>
        </table:table-row>
        <table:table-row table:style-name="ro1">
          <table:table-cell table:style-name="ce43" office:value-type="string" calcext:value-type="string">
            <text:p>L Isat &gt;=</text:p>
          </table:table-cell>
          <table:table-cell table:style-name="ce72" table:formula="of:=ROUND([.B17]+MAX([.B34];[.B35])/2;2)" office:value-type="float" office:value="1.13" calcext:value-type="float">
            <text:p>1,13</text:p>
          </table:table-cell>
          <table:table-cell table:style-name="ce44" office:value-type="string" calcext:value-type="string">
            <text:p>A</text:p>
          </table:table-cell>
          <table:table-cell table:style-name="ce42"/>
          <table:table-cell/>
          <table:table-cell table:style-name="ce46" office:value-type="string" calcext:value-type="string">
            <text:p>Pbuttom</text:p>
          </table:table-cell>
          <table:table-cell table:style-name="ce48" table:formula="of:=COM.MICROSOFT.CONCAT(ROUND((1-[.B31])*[.B24]*[.B24]*[.G30]; 3);&quot;...&quot;;ROUND((1-[.D31])*[.B24]*[.B24]*[.G30];3))" office:value-type="string" office:string-value="0,009...0,022" calcext:value-type="string">
            <text:p>0,009...0,022</text:p>
          </table:table-cell>
          <table:table-cell table:style-name="ce50" office:value-type="string" calcext:value-type="string">
            <text:p>W</text:p>
          </table:table-cell>
          <table:table-cell table:style-name="ce38" table:number-columns-repeated="2"/>
          <table:table-cell table:style-name="ce42"/>
        </table:table-row>
      </table:table>
      <table:table table:name="outdoor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B31]*(1-[.B31]))" office:value-type="float" office:value="0.448" calcext:value-type="float">
            <text:p>0,448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D31]*(1-[.D31]))" office:value-type="float" office:value="0.558778988867692" calcext:value-type="float">
            <text:p>0,558778988867692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1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acdet</text:p>
          </table:table-cell>
          <table:table-cell table:style-name="ce37" office:value-type="float" office:value="2.4" calcext:value-type="float">
            <text:p>2,4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MAX: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2"/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55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45000" calcext:value-type="float">
            <text:p>450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4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32" table:formula="of:=ROUND([.B5] * ([.E7]+[.B6])/[.E7];2)" office:value-type="float" office:value="7.73" calcext:value-type="float">
            <text:p>7,73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style-name="ce38" table:number-columns-repeated="5"/>
          <table:table-cell table:style-name="ce38" office:value-type="string" calcext:value-type="string">
            <text:p>max IN</text:p>
          </table:table-cell>
          <table:table-cell table:style-name="ce48" table:formula="of:=ROUND([.E5] * ([.E7]+[.B6])/[.E7];2)" office:value-type="float" office:value="22.56" calcext:value-type="float">
            <text:p>22,56</text:p>
          </table:table-cell>
          <table:table-cell table:style-name="ce38" office:value-type="string" calcext:value-type="string">
            <text:p>V</text:p>
          </table:table-cell>
          <table:table-cell table:style-name="ce4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71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ilim min</text:p>
          </table:table-cell>
          <table:table-cell table:style-name="ce37" office:value-type="float" office:value="0.12" calcext:value-type="float">
            <text:p>0,12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3"/>
          <table:table-cell table:style-name="ce47" office:value-type="string" calcext:value-type="string">
            <text:p>Vbase ILIM</text:p>
          </table:table-cell>
          <table:table-cell table:style-name="ce47" office:value-type="float" office:value="5" calcext:value-type="float">
            <text:p>5</text:p>
          </table:table-cell>
          <table:table-cell table:style-name="ce49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5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32" table:formula="of:=[$'outdoor-module-power'.B18]/1000*[.B15]" office:value-type="float" office:value="0.9" calcext:value-type="float">
            <text:p>0,9</text:p>
          </table:table-cell>
          <table:table-cell table:style-name="ce32" office:value-type="string" calcext:value-type="string">
            <text:p>A</text:p>
          </table:table-cell>
          <table:table-cell table:number-columns-repeated="2"/>
          <table:table-cell table:style-name="ce41"/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32" table:formula="of:=[.B17]*20*[.B14]" office:value-type="float" office:value="0.18" calcext:value-type="float">
            <text:p>0,18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outdoor-module-power'.G15]/1000*[.E18];2)" office:value-type="float" office:value="0.07" calcext:value-type="float">
            <text:p>0,07</text:p>
          </table:table-cell>
          <table:table-cell office:value-type="string" calcext:value-type="string">
            <text:p>A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32" table:formula="of:=[.B17]*5*[.B14]" office:value-type="float" office:value="0.045" calcext:value-type="float">
            <text:p>0,045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number-columns-repeated="3"/>
          <table:table-cell table:style-name="ce32" office:value-type="string" calcext:value-type="string">
            <text:p>K</text:p>
          </table:table-cell>
          <table:table-cell table:style-name="ce32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43" table:formula="of:=MAX([.G17];[.G18];[.B13])*[.E19]" office:value-type="float" office:value="0.216" calcext:value-type="float">
            <text:p>0,216</text:p>
          </table:table-cell>
          <table:table-cell table:style-name="ce44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[.H13]-[.G19])" office:value-type="float" office:value="4515.05016722408" calcext:value-type="float">
            <text:p>4515,05016722408</text:p>
          </table:table-cell>
          <table:table-cell table:style-name="ce55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4700" calcext:value-type="float">
            <text:p>47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ROUND([.H13]*[.E21]/([.B20]+[.E21]);3)" office:value-type="float" office:value="0.224" calcext:value-type="float">
            <text:p>0,224</text:p>
          </table:table-cell>
          <table:table-cell table:style-name="ce78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32" table:formula="of:=[.H21]/(20*[.B14])" office:value-type="float" office:value="1.12" calcext:value-type="float">
            <text:p>1,12</text:p>
          </table:table-cell>
          <table:table-cell table:style-name="ce32" office:value-type="string" calcext:value-type="string">
            <text:p>A</text:p>
          </table:table-cell>
          <table:table-cell table:style-name="ce32" table:formula="of:=COM.MICROSOFT.CONCAT(ROUND([.B24]/['outdoor-module-power'.B18]*1000; 2);&quot;C&quot;)" office:value-type="string" office:string-value="0,62C" calcext:value-type="string">
            <text:p>0,62C</text:p>
          </table:table-cell>
          <table:table-cell table:number-columns-repeated="4"/>
          <table:table-cell table:style-name="ce41"/>
          <table:table-cell table:number-columns-repeated="2"/>
        </table:table-row>
        <table:table-row table:style-name="ro1">
          <table:table-cell table:style-name="ce38" office:value-type="string" calcext:value-type="string">
            <text:p>MAX I discharge</text:p>
          </table:table-cell>
          <table:table-cell table:style-name="ce48" table:formula="of:=[.H21]/(5*[.B14])" office:value-type="float" office:value="4.48" calcext:value-type="float">
            <text:p>4,48</text:p>
          </table:table-cell>
          <table:table-cell table:style-name="ce48" office:value-type="string" calcext:value-type="string">
            <text:p>A</text:p>
          </table:table-cell>
          <table:table-cell table:style-name="ce38" table:number-columns-repeated="5"/>
          <table:table-cell table:style-name="ce42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71" office:value-type="string" calcext:value-type="string">
            <text:p>Inductor</text:p>
          </table:table-cell>
          <table:table-cell table:number-columns-repeated="5"/>
          <table:table-cell table:style-name="ce71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Vbat</text:p>
          </table:table-cell>
          <table:table-cell table:style-name="ce37" table:formula="of:=3.2*2" office:value-type="float" office:value="6.4" calcext:value-type="float">
            <text:p>6,4</text:p>
          </table:table-cell>
          <table:table-cell table:style-name="ce37" office:value-type="string" calcext:value-type="string">
            <text:p>V</text:p>
          </table:table-cell>
          <table:table-cell table:style-name="ce39"/>
          <table:table-cell/>
          <table:table-cell table:style-name="ce56" office:value-type="string" calcext:value-type="string">
            <text:p>Rdson</text:p>
          </table:table-cell>
          <table:table-cell table:style-name="ce47" office:value-type="float" office:value="0.04" calcext:value-type="float">
            <text:p>0,04</text:p>
          </table:table-cell>
          <table:table-cell table:style-name="ce76" office:value-type="string" calcext:value-type="string">
            <text:p>Ω</text:p>
          </table:table-cell>
          <table:table-cell table:style-name="ce37" office:value-type="string" calcext:value-type="string">
            <text:p>Qsw</text:p>
          </table:table-cell>
          <table:table-cell table:style-name="ce47" table:formula="of:=(1.1 + 0.8/2)/1000000000" office:value-type="float" office:value="0.0000000015" calcext:value-type="float">
            <text:p>0,0000000015</text:p>
          </table:table-cell>
          <table:table-cell table:style-name="ce4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32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40" table:formula="of:=ROUND([.B30]/[.B2];3)" office:value-type="float" office:value="0.533" calcext:value-type="float">
            <text:p>0,533</text:p>
          </table:table-cell>
          <table:table-cell/>
          <table:table-cell table:style-name="ce34" office:value-type="string" calcext:value-type="string">
            <text:p>Vregn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41"/>
          <table:table-cell/>
          <table:table-cell table:style-name="ce34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79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32" office:value-type="float" office:value="8.2" calcext:value-type="float">
            <text:p>8,2</text:p>
          </table:table-cell>
          <table:table-cell table:style-name="ce32" office:value-type="string" calcext:value-type="string">
            <text:p>uH</text:p>
          </table:table-cell>
          <table:table-cell table:style-name="ce41"/>
          <table:table-cell/>
          <table:table-cell table:style-name="ce34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4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4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41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3" office:value-type="string" calcext:value-type="string">
            <text:p>Ptop</text:p>
          </table:table-cell>
          <table:table-cell table:style-name="ce47" table:formula="of:=ROUND([.B31]*[.B24]*[.B24]*[.G30]+1/2*[.B1]*[.B24]*([.G34]+[.J34])*[.B32];3)" office:value-type="float" office:value="0.053" calcext:value-type="float">
            <text:p>0,053</text:p>
          </table:table-cell>
          <table:table-cell table:style-name="ce49" office:value-type="string" calcext:value-type="string">
            <text:p>W</text:p>
          </table:table-cell>
          <table:table-cell table:number-columns-repeated="2"/>
          <table:table-cell table:style-name="ce41"/>
        </table:table-row>
        <table:table-row table:style-name="ro1">
          <table:table-cell table:style-name="ce43" office:value-type="string" calcext:value-type="string">
            <text:p>L Isat &gt;=</text:p>
          </table:table-cell>
          <table:table-cell table:style-name="ce72" table:formula="of:=ROUND([.B17]+MAX([.B34];[.B35])/2;2)" office:value-type="float" office:value="1.13" calcext:value-type="float">
            <text:p>1,13</text:p>
          </table:table-cell>
          <table:table-cell table:style-name="ce44" office:value-type="string" calcext:value-type="string">
            <text:p>A</text:p>
          </table:table-cell>
          <table:table-cell table:style-name="ce42"/>
          <table:table-cell/>
          <table:table-cell table:style-name="ce46" office:value-type="string" calcext:value-type="string">
            <text:p>Pbuttom</text:p>
          </table:table-cell>
          <table:table-cell table:style-name="ce48" table:formula="of:=COM.MICROSOFT.CONCAT(ROUND((1-[.B31])*[.B24]*[.B24]*[.G30]; 3);&quot;...&quot;;ROUND((1-[.D31])*[.B24]*[.B24]*[.G30];3))" office:value-type="string" office:string-value="0,01...0,023" calcext:value-type="string">
            <text:p>0,01...0,023</text:p>
          </table:table-cell>
          <table:table-cell table:style-name="ce50" office:value-type="string" calcext:value-type="string">
            <text:p>W</text:p>
          </table:table-cell>
          <table:table-cell table:style-name="ce38" table:number-columns-repeated="2"/>
          <table:table-cell table:style-name="ce42"/>
        </table:table-row>
      </table:table>
      <table:table table:name="main-module-nominals" table:style-name="ta1">
        <table:table-column table:style-name="co1" table:default-cell-style-name="Default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harger</text:p>
          </table:table-cell>
          <table:table-cell table:style-name="ce71"/>
          <table:table-cell table:number-columns-repeated="10"/>
        </table:table-row>
        <table:table-row table:style-name="ro1">
          <table:table-cell/>
          <table:table-cell table:style-name="ce71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table:style-name="ce32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1" calcext:value-type="float">
            <text:p>1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 calc</text:p>
          </table:table-cell>
          <table:table-cell table:formula="of:=[.B6] * [.B4]/([.B5] - [.B4])" office:value-type="float" office:value="1" calcext:value-type="float">
            <text:p>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 use</text:p>
          </table:table-cell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9"/>
        </table:table-row>
        <table:table-row table:style-name="ro1">
          <table:table-cell table:style-name="ce32" office:value-type="string" calcext:value-type="string">
            <text:p>Vout act</text:p>
          </table:table-cell>
          <table:table-cell table:formula="of:=[.B4]*([.B8]+[.B6])/[.B8]" office:value-type="float" office:value="15" calcext:value-type="float">
            <text:p>15</text:p>
          </table:table-cell>
          <table:table-cell table:style-name="ce32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INA169</text:p>
          </table:table-cell>
          <table:table-cell/>
          <table:table-cell table:style-name="ce32" table:number-columns-repeated="2"/>
          <table:table-cell/>
          <table:table-cell table:style-name="ce88"/>
          <table:table-cell table:number-columns-repeated="5"/>
        </table:table-row>
        <table:table-row table:style-name="ro1">
          <table:table-cell table:style-name="ce32" office:value-type="string" calcext:value-type="string">
            <text:p>Max current</text:p>
          </table:table-cell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32" office:value-type="string" calcext:value-type="string">
            <text:p>Min current</text:p>
          </table:table-cell>
          <table:table-cell office:value-type="float" office:value="0.002" calcext:value-type="float">
            <text:p>0,002</text:p>
          </table:table-cell>
          <table:table-cell table:style-name="ce32" office:value-type="string" calcext:value-type="string">
            <text:p>A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Delta</text:p>
          </table:table-cell>
          <table:table-cell table:style-name="ce54" office:value-type="percentage" office:value="0.5" calcext:value-type="percentage">
            <text:p>50,00%</text:p>
          </table:table-cell>
          <table:table-cell table:style-name="ce58" table:formula="of:=[.B13]+[.B13]*[.F13]" office:value-type="float" office:value="0.003" calcext:value-type="float">
            <text:p>0,003</text:p>
          </table:table-cell>
          <table:table-cell table:style-name="ce32" office:value-type="string" calcext:value-type="string">
            <text:p>A</text:p>
          </table:table-cell>
          <table:table-cell table:style-name="ce32" table:formula="of:=[$'handle-module-nominals'.E5]/[.G13]" office:value-type="float" office:value="2333.33333333333" calcext:value-type="float">
            <text:p>2333,33333333333</text:p>
          </table:table-cell>
          <table:table-cell table:style-name="ce87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Vref</text:p>
          </table:table-cell>
          <table:table-cell office:value-type="float" office:value="0.5" calcext:value-type="float">
            <text:p>0,5</text:p>
          </table:table-cell>
          <table:table-cell table:style-name="ce32" office:value-type="string" calcext:value-type="string">
            <text:p>V</text:p>
          </table:table-cell>
          <table:table-cell table:number-columns-repeated="4"/>
          <table:table-cell table:style-name="ce32" office:value-type="string" calcext:value-type="string">
            <text:p>Use</text:p>
          </table:table-cell>
          <table:table-cell table:style-name="ce32" office:value-type="float" office:value="2200" calcext:value-type="float">
            <text:p>2200</text:p>
          </table:table-cell>
          <table:table-cell table:style-name="ce87" office:value-type="string" calcext:value-type="string">
            <text:p>Ω</text:p>
          </table:table-cell>
          <table:table-cell table:style-name="ce32" table:formula="of:=[$'handle-module-nominals'.E5]/[.I14]" office:value-type="float" office:value="0.00318181818181818" calcext:value-type="float">
            <text:p>0,003181818181818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4"/>
          <table:table-cell table:style-name="ce32" office:value-type="string" calcext:value-type="string">
            <text:p>P</text:p>
          </table:table-cell>
          <table:table-cell table:style-name="ce32" table:formula="of:=ROUND([.B5]/[.I14]*[.B5];2)" office:value-type="float" office:value="0.1" calcext:value-type="float">
            <text:p>0,1</text:p>
          </table:table-cell>
          <table:table-cell table:style-name="ce32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hunt</text:p>
          </table:table-cell>
          <table:table-cell table:style-name="Default" office:value-type="float" office:value="1" calcext:value-type="float">
            <text:p>1</text:p>
          </table:table-cell>
          <table:table-cell table:style-name="ce55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.B12]*[.B16]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style-name="ce32" table:formula="of:=[.E16]*[.B12]" office:value-type="float" office:value="1" calcext:value-type="float">
            <text:p>1</text:p>
          </table:table-cell>
          <table:table-cell table:style-name="ce32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table:style-name="Default" table:formula="of:= [.B14] / ([.B13] * [.B16] * [.B15]/1000000)" office:value-type="float" office:value="250000" calcext:value-type="float">
            <text:p>250000</text:p>
          </table:table-cell>
          <table:table-cell table:style-name="ce55" office:value-type="string" calcext:value-type="string">
            <text:p>Ω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Enable vref</text:p>
          </table:table-cell>
          <table:table-cell table:style-name="ce32"/>
          <table:table-cell table:number-columns-repeated="3"/>
          <table:table-cell office:value-type="string" calcext:value-type="string">
            <text:p>Enable degli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ut</text:p>
          </table:table-cell>
          <table:table-cell table:style-name="Default" table:formula="of:=[.B14]*90%" office:value-type="float" office:value="0.45" calcext:value-type="float">
            <text:p>0,45</text:p>
          </table:table-cell>
          <table:table-cell office:value-type="string" calcext:value-type="string">
            <text:p>V</text:p>
          </table:table-cell>
          <table:table-cell table:style-name="ce32" table:number-columns-repeated="2"/>
          <table:table-cell office:value-type="string" calcext:value-type="string">
            <text:p>V en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, ON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style-name="ce31" office:value-type="string" calcext:value-type="string">
            <text:p>Vin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V</text:p>
          </table:table-cell>
          <table:table-cell table:style-name="ce32" table:number-columns-repeated="2"/>
          <table:table-cell office:value-type="string" calcext:value-type="string">
            <text:p>V maxon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R1</text:p>
          </table:table-cell>
          <table:table-cell office:value-type="float" office:value="10" calcext:value-type="float">
            <text:p>1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 calc</text:p>
          </table:table-cell>
          <table:table-cell table:style-name="ce35" table:formula="of:=[.B22] * [.B20]/([.B21] - [.B20])" office:value-type="float" office:value="0.989010989010989" calcext:value-type="float">
            <text:p>0,989010989010989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2"/>
          <table:table-cell office:value-type="string" calcext:value-type="string">
            <text:p>ON 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tual:</text:p>
          </table:table-cell>
          <table:table-cell table:style-name="ce32" table:formula="of:=-[.J25]*LN(1 - [.G20]/([.G21] - [.J20]))*1000" office:value-type="float" office:value="9.09128982651925" calcext:value-type="float">
            <text:p>9,09128982651925</text:p>
          </table:table-cell>
          <table:table-cell table:style-name="ce32" office:value-type="string" calcext:value-type="string">
            <text:p>mS</text:p>
          </table:table-cell>
          <table:table-cell/>
        </table:table-row>
        <table:table-row table:style-name="ro1">
          <table:table-cell table:style-name="ce32" office:value-type="string" calcext:value-type="string">
            <text:p>R2 use</text:p>
          </table:table-cell>
          <table:table-cell office:value-type="float" office:value="0.2" calcext:value-type="float">
            <text:p>0,2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2"/>
          <table:table-cell office:value-type="string" calcext:value-type="string">
            <text:p>OFF tim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tual:</text:p>
          </table:table-cell>
          <table:table-cell table:style-name="ce32" table:formula="of:=-[.J26]*LN([.G20]/[.G21])*1000" office:value-type="float" office:value="1001.55057582498" calcext:value-type="float">
            <text:p>1001,55057582498</text:p>
          </table:table-cell>
          <table:table-cell table:style-name="ce32" office:value-type="string" calcext:value-type="string">
            <text:p>mS</text:p>
          </table:table-cell>
          <table:table-cell/>
        </table:table-row>
        <table:table-row table:style-name="ro1">
          <table:table-cell table:style-name="ce32" office:value-type="string" calcext:value-type="string">
            <text:p>Vout act</text:p>
          </table:table-cell>
          <table:table-cell table:formula="of:=[.B20]*([.B24]+[.B22])/[.B22]" office:value-type="float" office:value="0.459" calcext:value-type="float">
            <text:p>0,459</text:p>
          </table:table-cell>
          <table:table-cell table:style-name="ce32" office:value-type="string" calcext:value-type="string">
            <text:p>V</text:p>
          </table:table-cell>
          <table:table-cell table:number-columns-repeated="2"/>
          <table:table-cell table:style-name="ce32" office:value-type="string" calcext:value-type="string">
            <text:p>Ron</text:p>
          </table:table-cell>
          <table:table-cell table:style-name="ce32" office:value-type="float" office:value="0.62" calcext:value-type="float">
            <text:p>0,62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office:value-type="string" calcext:value-type="string">
            <text:p>Tau ON</text:p>
          </table:table-cell>
          <table:table-cell table:formula="of:=[.G25]*1000*[.G27]/1000000" office:value-type="float" office:value="0.0062" calcext:value-type="float">
            <text:p>0,006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2" office:value-type="string" calcext:value-type="string">
            <text:p>Roff</text:p>
          </table:table-cell>
          <table:table-cell table:style-name="ce32" office:value-type="float" office:value="200" calcext:value-type="float">
            <text:p>20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office:value-type="string" calcext:value-type="string">
            <text:p>Tau OFF</text:p>
          </table:table-cell>
          <table:table-cell table:formula="of:=[.G26]*1000*[.G27]/100000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2" office:value-type="string" calcext:value-type="string">
            <text:p>C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u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1T00:02:07.632325785</dc:date>
    <meta:editing-duration>P3DT18H28M17S</meta:editing-duration>
    <meta:editing-cycles>202</meta:editing-cycles>
    <meta:generator>LibreOffice/7.3.7.2$Linux_X86_64 LibreOffice_project/30$Build-2</meta:generator>
    <meta:document-statistic meta:table-count="8" meta:cell-count="726" meta:object-count="0"/>
  </office:meta>
</office:document-meta>
</file>